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949cm" fo:min-width="5.527cm"/>
    </style:style>
    <style:style style:name="gr2" style:family="graphic" style:parent-style-name="standard">
      <style:graphic-properties svg:stroke-color="#000000" draw:fill="solid" draw:fill-color="#3399ff" draw:textarea-horizontal-align="justify" draw:textarea-vertical-align="middle" draw:auto-grow-height="false" fo:min-height="0.23cm" fo:min-width="0.937cm"/>
    </style:style>
    <style:style style:name="gr3" style:family="graphic" style:parent-style-name="standard">
      <style:graphic-properties svg:stroke-color="#000000" draw:fill="solid" draw:fill-color="#ffffff" draw:textarea-horizontal-align="justify" draw:textarea-vertical-align="middle" draw:auto-grow-height="false" fo:min-height="0.231cm" fo:min-width="1.33cm"/>
    </style:style>
    <style:style style:name="gr4" style:family="graphic" style:parent-style-name="standard">
      <style:graphic-properties svg:stroke-color="#000000" draw:fill="solid" draw:fill-color="#ffffff" draw:textarea-horizontal-align="justify" draw:textarea-vertical-align="middle" draw:auto-grow-height="false" fo:min-height="0.23cm" fo:min-width="4.703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5.01cm"/>
    </style:style>
    <style:style style:name="gr6" style:family="graphic" style:parent-style-name="standard">
      <style:graphic-properties svg:stroke-color="#000000" draw:fill="solid" draw:fill-color="#ffffff" draw:textarea-horizontal-align="justify" draw:textarea-vertical-align="middle" draw:auto-grow-height="false" fo:min-height="0.159cm" fo:min-width="5.507cm"/>
    </style:style>
    <style:style style:name="gr7" style:family="graphic" style:parent-style-name="standard">
      <style:graphic-properties draw:stroke="solid" svg:stroke-color="#000000" draw:fill="none" draw:fill-color="#ffffff" fo:min-height="2.351cm"/>
    </style:style>
    <style:style style:name="gr8" style:family="graphic" style:parent-style-name="standard">
      <style:graphic-properties draw:stroke="solid" svg:stroke-color="#000000" draw:fill="none" draw:fill-color="#ffffff" fo:min-height="3.291cm"/>
    </style:style>
    <style:style style:name="gr9" style:family="graphic" style:parent-style-name="standard">
      <style:graphic-properties svg:stroke-color="#000000" draw:fill="solid" draw:fill-color="#ffffff" draw:textarea-horizontal-align="justify" draw:textarea-vertical-align="middle" draw:auto-grow-height="false" fo:min-height="6.433cm" fo:min-width="10.09cm"/>
    </style:style>
    <style:style style:name="gr10" style:family="graphic" style:parent-style-name="standard">
      <style:graphic-properties svg:stroke-color="#000000" draw:fill="solid" draw:fill-color="#ffffff" draw:textarea-horizontal-align="justify" draw:textarea-vertical-align="middle" draw:auto-grow-height="false" fo:min-height="0.186cm" fo:min-width="10.092cm"/>
    </style:style>
    <style:style style:name="gr11" style:family="graphic" style:parent-style-name="objectwithoutfill">
      <style:graphic-properties svg:stroke-width="0.051cm" draw:marker-start-width="0.355cm" draw:marker-end="Arrow" draw:marker-end-width="0.508cm" draw:fill="none" draw:fill-color="#ffffff" draw:textarea-vertical-align="middle" fo:padding-top="0.15cm" fo:padding-bottom="0.15cm" fo:padding-left="0.275cm" fo:padding-right="0.275cm"/>
    </style:style>
    <style:style style:name="gr12" style:family="graphic" style:parent-style-name="standard">
      <style:graphic-properties svg:stroke-color="#000000" draw:fill="solid" draw:fill-color="#ffffff" draw:textarea-horizontal-align="justify" draw:textarea-vertical-align="middle" draw:auto-grow-height="false" fo:min-height="0.671cm" fo:min-width="3.741cm"/>
    </style:style>
    <style:style style:name="gr13" style:family="graphic" style:parent-style-name="standard">
      <style:graphic-properties svg:stroke-color="#000000" draw:fill="solid" draw:fill-color="#ffffff" draw:textarea-horizontal-align="justify" draw:textarea-vertical-align="middle" draw:auto-grow-height="false" fo:min-height="0.671cm" fo:min-width="3.742cm"/>
    </style:style>
    <style:style style:name="gr14" style:family="graphic" style:parent-style-name="standard">
      <style:graphic-properties svg:stroke-color="#000000" draw:fill="solid" draw:fill-color="#ffffff" draw:textarea-horizontal-align="justify" draw:textarea-vertical-align="middle" draw:auto-grow-height="false" fo:min-height="0.618cm" fo:min-width="3.748cm"/>
    </style:style>
    <style:style style:name="gr15" style:family="graphic" style:parent-style-name="standard">
      <style:graphic-properties svg:stroke-color="#000000" draw:fill="solid" draw:fill-color="#ffffff" draw:textarea-horizontal-align="justify" draw:textarea-vertical-align="middle" draw:auto-grow-height="false" fo:min-height="0.287cm" fo:min-width="3.76cm"/>
    </style:style>
    <style:style style:name="gr16" style:family="graphic" style:parent-style-name="standard">
      <style:graphic-properties draw:stroke="solid" svg:stroke-color="#000000" draw:fill="none" draw:fill-color="#ffffff" fo:min-height="4.231cm"/>
    </style:style>
    <style:style style:name="gr17"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18" style:family="graphic" style:parent-style-name="standard">
      <style:graphic-properties svg:stroke-color="#000000" draw:fill="solid" draw:fill-color="#ffffff" draw:textarea-horizontal-align="justify" draw:textarea-vertical-align="middle" draw:auto-grow-height="false" fo:min-height="4.877cm" fo:min-width="6.858cm"/>
    </style:style>
    <style:style style:name="gr19" style:family="graphic" style:parent-style-name="standard">
      <style:graphic-properties svg:stroke-color="#000000" draw:fill="solid" draw:fill-color="#ffffff" draw:textarea-horizontal-align="justify" draw:textarea-vertical-align="middle" draw:auto-grow-height="false" fo:min-height="0.25cm" fo:min-width="6.834cm"/>
    </style:style>
    <style:style style:name="gr20" style:family="graphic" style:parent-style-name="standard">
      <style:graphic-properties svg:stroke-color="#000000" draw:fill="solid" draw:fill-color="#3399ff" draw:textarea-horizontal-align="justify" draw:textarea-vertical-align="middle" draw:auto-grow-height="false" fo:min-height="0.22cm" fo:min-width="1.486cm"/>
    </style:style>
    <style:style style:name="gr21" style:family="graphic" style:parent-style-name="standard">
      <style:graphic-properties svg:stroke-color="#000000" draw:fill="solid" draw:fill-color="#ffffff" draw:textarea-horizontal-align="justify" draw:textarea-vertical-align="middle" draw:auto-grow-height="false" fo:min-height="0.219cm" fo:min-width="2.021cm"/>
    </style:style>
    <style:style style:name="gr22" style:family="graphic" style:parent-style-name="standard">
      <style:graphic-properties svg:stroke-color="#000000" draw:fill="solid" draw:fill-color="#ffffff" draw:textarea-horizontal-align="justify" draw:textarea-vertical-align="middle" draw:auto-grow-height="false" fo:min-height="0.197cm" fo:min-width="4.34cm"/>
    </style:style>
    <style:style style:name="gr23" style:family="graphic" style:parent-style-name="standard">
      <style:graphic-properties svg:stroke-color="#000000" draw:fill="solid" draw:fill-color="#ffffff" draw:textarea-horizontal-align="justify" draw:textarea-vertical-align="middle" draw:auto-grow-height="false" fo:min-height="0.196cm" fo:min-width="4.34cm"/>
    </style:style>
    <style:style style:name="gr24"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25" style:family="graphic" style:parent-style-name="standard">
      <style:graphic-properties draw:stroke="solid" svg:stroke-color="#000000" draw:fill="none" draw:fill-color="#ffffff" fo:min-height="2.821cm"/>
    </style:style>
    <style:style style:name="gr26" style:family="graphic" style:parent-style-name="standard">
      <style:graphic-properties draw:fill="solid" draw:fill-color="#ff0000" draw:textarea-horizontal-align="justify" draw:textarea-vertical-align="middle" draw:auto-grow-height="false" fo:min-height="0cm" fo:min-width="0cm"/>
    </style:style>
    <style:style style:name="gr27" style:family="graphic" style:parent-style-name="standard">
      <style:graphic-properties draw:fill="solid" draw:fill-color="#ff9900" draw:textarea-horizontal-align="justify" draw:textarea-vertical-align="middle" draw:auto-grow-height="false" fo:min-height="0cm" fo:min-width="0cm"/>
    </style:style>
    <style:style style:name="gr28" style:family="graphic" style:parent-style-name="standard">
      <style:graphic-properties draw:fill="solid" draw:fill-color="#66cc00" draw:textarea-horizontal-align="justify" draw:textarea-vertical-align="middle" draw:auto-grow-height="false" fo:min-height="0cm" fo:min-width="0cm"/>
    </style:style>
    <style:style style:name="gr29" style:family="graphic" style:parent-style-name="standard">
      <style:graphic-properties draw:stroke="solid" svg:stroke-color="#000000" draw:fill="none" draw:fill-color="#ffffff" fo:min-height="0.471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6.071cm" svg:height="4.243cm" svg:x="6.288cm" svg:y="2.067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1.489cm" svg:height="0.532cm" svg:x="9.973cm" svg:y="5.57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8cm" svg:height="0.531cm" svg:x="6.936cm" svg:y="5.575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255cm" svg:height="0.532cm" svg:x="6.592cm" svg:y="4.112cm">
          <text:p text:style-name="P1"><text:span text:style-name="T2">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5.51cm" svg:height="0.721cm" svg:x="6.572cm" svg:y="2.878cm">
          <draw:text-box>
            <text:p><text:span text:style-name="T1">Please enter the password</text:span></text:p>
          </draw:text-box>
        </draw:frame>
        <draw:custom-shape draw:style-name="gr6" draw:text-style-name="P1" draw:layer="layout" svg:width="6.071cm" svg:height="0.473cm" svg:x="6.288cm" svg:y="1.989cm">
          <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xml:id="id5" draw:id="id5" draw:layer="layout" svg:width="4.064cm" svg:height="2.601cm" svg:x="1.508cm" svg:y="2.028cm">
          <draw:text-box>
            <text:p><text:span text:style-name="T1">This is the window that will be displayed when the application is launched</text:span></text:p>
          </draw:text-box>
        </draw:frame>
        <draw:frame draw:style-name="gr8" draw:text-style-name="P4" xml:id="id2" draw:id="id2" draw:layer="layout" svg:width="4.872cm" svg:height="3.541cm" svg:x="15.48cm" svg:y="2.067cm">
          <draw:text-box>
            <text:p><text:span text:style-name="T1">When the OK button is clicked or enter is pressed, the application will check that the password entered matches the one on file. </text:span></text:p>
          </draw:text-box>
        </draw:frame>
        <draw:custom-shape draw:style-name="gr9" draw:text-style-name="P1" xml:id="id11" draw:id="id11" draw:layer="layout" svg:width="10.66cm" svg:height="6.753cm" svg:x="8.889cm" svg:y="8.056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4" draw:id="id4" draw:layer="layout" svg:width="10.66cm" svg:height="0.504cm" svg:x="8.889cm" svg:y="7.924cm">
          <text:p text:style-name="P1"><text:span text:style-name="T1">Main Menu</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draw:line-skew="-0.406cm" svg:x1="11.462cm" svg:y1="5.84cm" svg:x2="15.48cm" svg:y2="3.837cm" draw:start-shape="id1" draw:start-glue-point="1" draw:end-shape="id2" svg:d="M11462 5840h1603v-2003h2415" svg:viewBox="0 0 4019 2004">
          <text:p/>
        </draw:connector>
        <draw:custom-shape draw:style-name="gr12" draw:text-style-name="P5" xml:id="id12" draw:id="id12" draw:layer="layout" svg:width="4.339cm" svg:height="1.019cm" svg:x="9.294cm" svg:y="8.729cm">
          <text:p text:style-name="P1"><text:span text:style-name="T3">Add Ite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xml:id="id14" draw:id="id14" draw:layer="layout" svg:width="4.34cm" svg:height="1.019cm" svg:x="14.685cm" svg:y="8.729cm">
          <text:p text:style-name="P1"><text:span text:style-name="T3">Add Custo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6" draw:id="id16" draw:layer="layout" svg:width="4.34cm" svg:height="0.96cm" svg:x="9.296cm" svg:y="11.155cm">
          <text:p text:style-name="P1"><text:span text:style-name="T3">Add Lo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8" draw:id="id18" draw:layer="layout" svg:width="4.34cm" svg:height="0.96cm" svg:x="14.697cm" svg:y="11.155cm">
          <text:p text:style-name="P1"><text:span text:style-name="T3">Add PAT T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xml:id="id7" draw:id="id7" draw:layer="layout" svg:width="4.318cm" svg:height="0.595cm" svg:x="14.698cm" svg:y="13.722cm">
          <text:p text:style-name="P1"><text:span text:style-name="T1">Change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4" xml:id="id3" draw:id="id3" draw:layer="layout" svg:width="4.064cm" svg:height="4.481cm" svg:x="22.838cm" svg:y="1.589cm">
          <draw:text-box>
            <text:p><text:span text:style-name="T1">After the password has been verified, the main menu window will be presented to the user. Here they will be able to select a number of options.</text:span></text:p>
          </draw:text-box>
        </draw:frame>
        <draw:connector draw:style-name="gr17" draw:text-style-name="P1" draw:layer="layout" draw:line-skew="-0.155cm" svg:x1="24.87cm" svg:y1="6.07cm" svg:x2="14.219cm" svg:y2="7.924cm" draw:start-shape="id3" draw:start-glue-point="2" draw:end-shape="id4" draw:end-glue-point="0" svg:d="M24870 6070v772h-10651v1082" svg:viewBox="0 0 10652 1855">
          <text:p/>
        </draw:connector>
        <draw:custom-shape draw:style-name="gr15" draw:text-style-name="P2" draw:layer="layout" svg:width="4.318cm" svg:height="0.595cm" svg:x="9.399cm" svg:y="13.722cm">
          <text:p text:style-name="P1"><text:span text:style-name="T1">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7.412cm" svg:height="5.181cm" svg:x="20.888cm" svg:y="9.284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xml:id="id8" draw:id="id8" draw:layer="layout" svg:width="7.412cm" svg:height="0.578cm" svg:x="20.888cm" svg:y="9.189cm">
          <text:p text:style-name="P1"><text:span text:style-name="T1">Change Password</text:span></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xml:id="id9" draw:id="id9" draw:layer="layout" svg:width="2.036cm" svg:height="0.52cm" svg:x="25.552cm" svg:y="13.497cm">
          <text:p text:style-name="P1"><text:span text:style-name="T1">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xml:id="id10" draw:id="id10" draw:layer="layout" svg:width="2.571cm" svg:height="0.519cm" svg:x="21.398cm" svg:y="13.498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 draw:layer="layout" svg:width="4.888cm" svg:height="0.495cm" svg:x="22.008cm" svg:y="10.234cm">
          <text:p text:style-name="P1"><text:span text:style-name="T2">Old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draw:layer="layout" svg:width="4.888cm" svg:height="0.494cm" svg:x="22.008cm" svg:y="11.538cm">
          <text:p text:style-name="P1"><text:span text:style-name="T2">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draw:layer="layout" svg:width="4.888cm" svg:height="0.494cm" svg:x="22.008cm" svg:y="12.469cm">
          <text:p text:style-name="P1"><text:span text:style-name="T2">Confirm 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1" draw:layer="layout" draw:type="line" svg:x1="5.572cm" svg:y1="3.328cm" svg:x2="6.288cm" svg:y2="4.188cm" draw:start-shape="id5" draw:start-glue-point="1" draw:end-shape="id6" draw:end-glue-point="3" svg:d="M5572 3328l716 860" svg:viewBox="0 0 717 861">
          <text:p/>
        </draw:connector>
        <draw:connector draw:style-name="gr17" draw:text-style-name="P1" draw:layer="layout" draw:line-skew="0cm -0.576cm" svg:x1="19.016cm" svg:y1="14.019cm" svg:x2="24.594cm" svg:y2="9.189cm" draw:start-shape="id7" draw:start-glue-point="1" draw:end-shape="id8" draw:end-glue-point="0" svg:d="M19016 14019h937v-5907h4641v1077" svg:viewBox="0 0 5579 5908">
          <text:p/>
        </draw:connector>
        <draw:frame draw:style-name="gr25" draw:text-style-name="P4" draw:layer="layout" svg:width="8.255cm" svg:height="3.071cm" svg:x="20.561cm" svg:y="14.815cm">
          <draw:text-box>
            <text:p><text:span text:style-name="T1">When the Change Password option has been selected, the user will be prompted with the requirement to change the password. When the new password has been confirmed, they will get redirected to the main menu again</text:span></text:p>
          </draw:text-box>
        </draw:frame>
        <draw:connector draw:style-name="gr17" draw:text-style-name="P1" draw:layer="layout" draw:line-skew="0.648cm" svg:x1="27.588cm" svg:y1="13.757cm" svg:x2="26.902cm" svg:y2="3.829cm" draw:start-shape="id9" draw:start-glue-point="1" draw:end-shape="id3" svg:d="M27588 13757h1150v-9928h-1836" svg:viewBox="0 0 1837 9929">
          <text:p/>
        </draw:connector>
        <draw:connector draw:style-name="gr17" draw:text-style-name="P1" draw:layer="layout" svg:x1="21.398cm" svg:y1="13.757cm" svg:x2="19.549cm" svg:y2="11.432cm" draw:start-shape="id10" draw:start-glue-point="3" draw:end-shape="id11" draw:end-glue-point="1" svg:d="M21398 13757h-924v-2325h-925" svg:viewBox="0 0 1850 2326">
          <text:p/>
        </draw:connector>
        <draw:custom-shape draw:style-name="gr26" draw:text-style-name="P1" draw:layer="layout" svg:width="0.254cm" svg:height="0.254cm" svg:x="21.095cm" svg:y="9.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0.254cm" svg:height="0.254cm" svg:x="21.496cm" svg:y="9.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21.897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254cm" svg:height="0.254cm" svg:x="9.112cm" svg:y="8.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0.254cm" svg:height="0.254cm" svg:x="9.513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9.914cm" svg:y="8.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254cm" svg:height="0.254cm" svg:x="6.486cm" svg:y="2.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0.254cm" svg:height="0.254cm" svg:x="6.887cm" svg:y="2.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7.288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 draw:id="id26" draw:layer="layout" svg:width="4.34cm" svg:height="0.96cm" svg:x="14.698cm" svg:y="12.256cm">
          <text:p text:style-name="P1"><text:span text:style-name="T3">Manage PAT Tes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24" draw:id="id24" draw:layer="layout" svg:width="4.34cm" svg:height="0.96cm" svg:x="9.297cm" svg:y="12.256cm">
          <text:p text:style-name="P1"><text:span text:style-name="T3">Manage Loa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xml:id="id20" draw:id="id20" draw:layer="layout" svg:width="4.339cm" svg:height="1.019cm" svg:x="9.294cm" svg:y="9.885cm">
          <text:p text:style-name="P1"><text:span text:style-name="T3">Manage Ite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xml:id="id22" draw:id="id22" draw:layer="layout" svg:width="4.34cm" svg:height="1.019cm" svg:x="14.686cm" svg:y="9.885cm">
          <text:p text:style-name="P1"><text:span text:style-name="T3">Manage Custom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4" xml:id="id13" draw:id="id13" draw:layer="layout" svg:width="2.825cm" svg:height="0.721cm" svg:x="3.255cm" svg:y="9.4cm">
          <draw:text-box>
            <text:p><text:span text:style-name="T1">Page 46</text:span></text:p>
          </draw:text-box>
        </draw:frame>
        <draw:frame draw:style-name="gr29" draw:text-style-name="P4" xml:id="id15" draw:id="id15" draw:layer="layout" svg:width="2.825cm" svg:height="0.721cm" svg:x="3.256cm" svg:y="10.601cm">
          <draw:text-box>
            <text:p><text:span text:style-name="T1">Page 47</text:span></text:p>
          </draw:text-box>
        </draw:frame>
        <draw:frame draw:style-name="gr29" draw:text-style-name="P4" xml:id="id17" draw:id="id17" draw:layer="layout" svg:width="2.825cm" svg:height="0.721cm" svg:x="3.257cm" svg:y="11.802cm">
          <draw:text-box>
            <text:p><text:span text:style-name="T1">Page 48</text:span></text:p>
          </draw:text-box>
        </draw:frame>
        <draw:frame draw:style-name="gr29" draw:text-style-name="P4" xml:id="id19" draw:id="id19" draw:layer="layout" svg:width="2.825cm" svg:height="0.721cm" svg:x="3.258cm" svg:y="13.003cm">
          <draw:text-box>
            <text:p><text:span text:style-name="T1">Page 50</text:span></text:p>
          </draw:text-box>
        </draw:frame>
        <draw:connector draw:style-name="gr11" draw:text-style-name="P1" draw:layer="layout" svg:x1="20.352cm" svg:y1="3.837cm" svg:x2="22.838cm" svg:y2="3.829cm" draw:start-shape="id2" draw:start-glue-point="1" draw:end-shape="id3" svg:d="M20352 3837h1243v-8h1243" svg:viewBox="0 0 2487 9">
          <text:p/>
        </draw:connector>
        <draw:connector draw:style-name="gr11" draw:text-style-name="P1" draw:layer="layout" draw:line-skew="0.933cm -0.406cm" svg:x1="9.294cm" svg:y1="9.238cm" svg:x2="4.667cm" svg:y2="9.4cm" draw:start-shape="id12" draw:start-glue-point="3" draw:end-shape="id13" draw:end-glue-point="0" svg:d="M9294 9238h-674v-745h-3953v907" svg:viewBox="0 0 4628 908">
          <text:p/>
        </draw:connector>
        <draw:connector draw:style-name="gr11" draw:text-style-name="P1" draw:layer="layout" draw:line-skew="-1.639cm -0.485cm" svg:x1="16.855cm" svg:y1="8.729cm" svg:x2="3.256cm" svg:y2="10.961cm" draw:start-shape="id14" draw:start-glue-point="0" draw:end-shape="id15" draw:end-glue-point="3" svg:d="M16855 8729v-2141h-14585v4373h986" svg:viewBox="0 0 14586 4374">
          <text:p/>
        </draw:connector>
        <draw:connector draw:style-name="gr11" draw:text-style-name="P1" draw:layer="layout" draw:line-skew="-0.339cm" svg:x1="9.296cm" svg:y1="11.635cm" svg:x2="6.082cm" svg:y2="12.162cm" draw:start-shape="id16" draw:start-glue-point="3" draw:end-shape="id17" draw:end-glue-point="1" svg:d="M9296 11635h-1946v527h-1268" svg:viewBox="0 0 3215 528">
          <text:p/>
        </draw:connector>
        <draw:connector draw:style-name="gr11" draw:text-style-name="P1" draw:layer="layout" draw:line-skew="3.691cm 0.491cm" svg:x1="14.697cm" svg:y1="11.635cm" svg:x2="4.67cm" svg:y2="13.724cm" draw:start-shape="id18" draw:start-glue-point="3" draw:end-shape="id19" draw:end-glue-point="2" svg:d="M14697 11635h-616v3081h-9411v-992" svg:viewBox="0 0 10028 3082">
          <text:p/>
        </draw:connector>
        <draw:frame draw:style-name="gr29" draw:text-style-name="P4" xml:id="id21" draw:id="id21" draw:layer="layout" svg:width="2.825cm" svg:height="0.721cm" svg:x="3.255cm" svg:y="15.2cm">
          <draw:text-box>
            <text:p><text:span text:style-name="T1">Page 51</text:span></text:p>
          </draw:text-box>
        </draw:frame>
        <draw:frame draw:style-name="gr29" draw:text-style-name="P4" xml:id="id23" draw:id="id23" draw:layer="layout" svg:width="2.825cm" svg:height="0.721cm" svg:x="3.256cm" svg:y="16.401cm">
          <draw:text-box>
            <text:p><text:span text:style-name="T1">Page 52</text:span></text:p>
          </draw:text-box>
        </draw:frame>
        <draw:frame draw:style-name="gr29" draw:text-style-name="P4" xml:id="id25" draw:id="id25" draw:layer="layout" svg:width="2.825cm" svg:height="0.721cm" svg:x="3.257cm" svg:y="17.602cm">
          <draw:text-box>
            <text:p><text:span text:style-name="T1">Page 53</text:span></text:p>
          </draw:text-box>
        </draw:frame>
        <draw:frame draw:style-name="gr29" draw:text-style-name="P4" xml:id="id27" draw:id="id27" draw:layer="layout" svg:width="2.825cm" svg:height="0.721cm" svg:x="3.258cm" svg:y="18.803cm">
          <draw:text-box>
            <text:p><text:span text:style-name="T1">Page 54</text:span></text:p>
          </draw:text-box>
        </draw:frame>
        <draw:connector draw:style-name="gr11" draw:text-style-name="P1" draw:layer="layout" draw:line-skew="0.425cm" svg:x1="9.294cm" svg:y1="10.394cm" svg:x2="6.08cm" svg:y2="15.56cm" draw:start-shape="id20" draw:start-glue-point="3" draw:end-shape="id21" draw:end-glue-point="1" svg:d="M9294 10394h-1182v5166h-2032" svg:viewBox="0 0 3215 5167">
          <text:p/>
        </draw:connector>
        <draw:connector draw:style-name="gr11" draw:text-style-name="P1" draw:layer="layout" draw:line-skew="3.443cm" svg:x1="14.686cm" svg:y1="10.394cm" svg:x2="6.081cm" svg:y2="16.761cm" draw:start-shape="id22" draw:start-glue-point="3" draw:end-shape="id23" draw:end-glue-point="1" svg:d="M14686 10394h-859v6367h-7746" svg:viewBox="0 0 8606 6368">
          <text:p/>
        </draw:connector>
        <draw:connector draw:style-name="gr11" draw:text-style-name="P1" draw:layer="layout" svg:x1="9.297cm" svg:y1="12.736cm" svg:x2="6.082cm" svg:y2="17.962cm" draw:start-shape="id24" draw:start-glue-point="3" draw:end-shape="id25" draw:end-glue-point="1" svg:d="M9297 12736h-1607v5226h-1608" svg:viewBox="0 0 3216 5227">
          <text:p/>
        </draw:connector>
        <draw:connector draw:style-name="gr11" draw:text-style-name="P1" draw:layer="layout" draw:line-skew="4.071cm" svg:x1="14.698cm" svg:y1="12.736cm" svg:x2="6.083cm" svg:y2="19.163cm" draw:start-shape="id26" draw:start-glue-point="3" draw:end-shape="id27" draw:end-glue-point="1" svg:d="M14698 12736h-236v6427h-8379" svg:viewBox="0 0 8616 642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7T09:17:55.966109000</meta:creation-date>
    <meta:generator>LibreOffice/4.3.5.2$MacOSX_x86 LibreOffice_project/3a87456aaa6a95c63eea1c1b3201acedf0751bd5</meta:generator>
    <dc:date>2015-01-14T15:03:23.611261000</dc:date>
    <meta:editing-duration>PT1H13M30S</meta:editing-duration>
    <meta:editing-cycles>31</meta:editing-cycles>
    <meta:document-statistic meta:object-count="61"/>
  </office:meta>
</office:document-meta>
</file>